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2.45pt"/>
    </style:style>
    <style:style style:name="co2" style:family="table-column">
      <style:table-column-properties fo:break-before="auto" style:column-width="82.91pt"/>
    </style:style>
    <style:style style:name="co3" style:family="table-column">
      <style:table-column-properties fo:break-before="auto" style:column-width="35.1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44.25pt"/>
    </style:style>
    <style:style style:name="co7" style:family="table-column">
      <style:table-column-properties fo:break-before="auto" style:column-width="42.55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92.01pt"/>
    </style:style>
    <style:style style:name="co10" style:family="table-column">
      <style:table-column-properties fo:break-before="auto" style:column-width="78.35pt"/>
    </style:style>
    <style:style style:name="co11" style:family="table-column">
      <style:table-column-properties fo:break-before="auto" style:column-width="95.95pt"/>
    </style:style>
    <style:style style:name="co12" style:family="table-column">
      <style:table-column-properties fo:break-before="auto" style:column-width="40.31pt"/>
    </style:style>
    <style:style style:name="co13" style:family="table-column">
      <style:table-column-properties fo:break-before="auto" style:column-width="85.75pt"/>
    </style:style>
    <style:style style:name="co14" style:family="table-column">
      <style:table-column-properties fo:break-before="auto" style:column-width="108.45pt"/>
    </style:style>
    <style:style style:name="co15" style:family="table-column">
      <style:table-column-properties fo:break-before="auto" style:column-width="97.09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estOutput_testPrintedOutput" table:style-name="ta1">
        <table:table-source xlink:type="simple" xlink:href="../testOutput_testPrintedOutput.txt" table:table-name="testOutput_testPrintedOutput" table:filter-name="Text - txt - csv (StarCalc)" table:filter-options="9,34,76,1,,0,false,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Report Category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Valence</text:p>
          </table:table-cell>
          <table:table-cell office:value-type="string" calcext:value-type="string">
            <text:p>Arousal</text:p>
          </table:table-cell>
          <table:table-cell office:value-type="string" calcext:value-type="string">
            <text:p>Dominance</text:p>
          </table:table-cell>
          <table:table-cell office:value-type="string" calcext:value-type="string">
            <text:p>StdDev Valenence</text:p>
          </table:table-cell>
          <table:table-cell office:value-type="string" calcext:value-type="string">
            <text:p>StdDev Arousal</text:p>
          </table:table-cell>
          <table:table-cell office:value-type="string" calcext:value-type="string">
            <text:p>StdDev Dominance</text:p>
          </table:table-cell>
          <table:table-cell office:value-type="string" calcext:value-type="string">
            <text:p>Tokens</text:p>
          </table:table-cell>
          <table:table-cell office:value-type="string" calcext:value-type="string">
            <text:p>Alphabetic Token</text:p>
          </table:table-cell>
          <table:table-cell office:value-type="string" calcext:value-type="string">
            <text:p>Non-Stopword Tokens</text:p>
          </table:table-cell>
          <table:table-cell office:value-type="string" calcext:value-type="string">
            <text:p>Recognized Tokens</text:p>
          </table:table-cell>
        </table:table-row>
        <table:table-row table:style-name="ro1">
          <table:table-cell office:value-type="string" calcext:value-type="string">
            <text:p>test.test.test.testFile.txt</text:p>
          </table:table-cell>
          <table:table-cell table:number-columns-repeated="3" office:value-type="string" calcext:value-type="string">
            <text:p>test</text:p>
          </table:table-cell>
          <table:table-cell office:value-type="string" calcext:value-type="string">
            <text:p>testFile</text:p>
          </table:table-cell>
          <table:table-cell office:value-type="float" office:value="0.925" calcext:value-type="float">
            <text:p>0.925</text:p>
          </table:table-cell>
          <table:table-cell office:value-type="float" office:value="-1.4275" calcext:value-type="float">
            <text:p>-1.4275</text:p>
          </table:table-cell>
          <table:table-cell office:value-type="float" office:value="0.575" calcext:value-type="float">
            <text:p>0.575</text:p>
          </table:table-cell>
          <table:table-cell office:value-type="float" office:value="0.857365149746594" calcext:value-type="float">
            <text:p>0.8573651497</text:p>
          </table:table-cell>
          <table:table-cell office:value-type="float" office:value="0.420022320835453" calcext:value-type="float">
            <text:p>0.4200223208</text:p>
          </table:table-cell>
          <table:table-cell office:value-type="float" office:value="0.874685657822283" calcext:value-type="float">
            <text:p>0.874685657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est.test.test.testFile2.txt</text:p>
          </table:table-cell>
          <table:table-cell table:number-columns-repeated="3" office:value-type="string" calcext:value-type="string">
            <text:p>test</text:p>
          </table:table-cell>
          <table:table-cell office:value-type="string" calcext:value-type="string">
            <text:p>testFile2</text:p>
          </table:table-cell>
          <table:table-cell office:value-type="float" office:value="-1.405" calcext:value-type="float">
            <text:p>-1.405</text:p>
          </table:table-cell>
          <table:table-cell office:value-type="float" office:value="-0.625" calcext:value-type="float">
            <text:p>-0.625</text:p>
          </table:table-cell>
          <table:table-cell office:value-type="float" office:value="-1.17333333333333" calcext:value-type="float">
            <text:p>-1.1733333333</text:p>
          </table:table-cell>
          <table:table-cell office:value-type="float" office:value="2.23111145694995" calcext:value-type="float">
            <text:p>2.2311114569</text:p>
          </table:table-cell>
          <table:table-cell office:value-type="float" office:value="1.96087352983307" calcext:value-type="float">
            <text:p>1.9608735298</text:p>
          </table:table-cell>
          <table:table-cell office:value-type="float" office:value="1.90106695188664" calcext:value-type="float">
            <text:p>1.901066951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ype.origin.enterprise.year2000.tx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enterprise</text:p>
          </table:table-cell>
          <table:table-cell office:value-type="string" calcext:value-type="string">
            <text:p>year2000</text:p>
          </table:table-cell>
          <table:table-cell office:value-type="float" office:value="1.99" calcext:value-type="float">
            <text:p>1.99</text:p>
          </table:table-cell>
          <table:table-cell office:value-type="float" office:value="-0.22" calcext:value-type="float">
            <text:p>-0.22</text:p>
          </table:table-cell>
          <table:table-cell office:value-type="float" office:value="1.01333333333333" calcext:value-type="float">
            <text:p>1.0133333333</text:p>
          </table:table-cell>
          <table:table-cell office:value-type="float" office:value="1.04807760526913" calcext:value-type="float">
            <text:p>1.0480776053</text:p>
          </table:table-cell>
          <table:table-cell office:value-type="float" office:value="1.07110534807117" calcext:value-type="float">
            <text:p>1.0711053481</text:p>
          </table:table-cell>
          <table:table-cell office:value-type="float" office:value="0.849012498272094" calcext:value-type="float">
            <text:p>0.849012498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2T12:26:29.513584000</meta:creation-date>
    <dc:date>2015-09-22T12:30:46.918513000</dc:date>
    <meta:editing-duration>PT4M17S</meta:editing-duration>
    <meta:editing-cycles>3</meta:editing-cycles>
    <meta:generator>LibreOffice/4.4.2.2$MacOSX_X86_64 LibreOffice_project/c4c7d32d0d49397cad38d62472b0bc8acff48dd6</meta:generator>
    <meta:document-statistic meta:table-count="1" meta:cell-count="60" meta:object-count="0"/>
  </office:meta>
</office:document-meta>
</file>